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00d" officeooo:paragraph-rsid="0018f0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EUDO CODE FOR SELF DESCRIBING NUMBERS</text:p>
      <text:p text:style-name="Standard"/>
      <text:p text:style-name="Standard">1. Read the file "self.in" inside the memory, say fp.</text:p>
      <text:p text:style-name="Standard"/>
      <text:p text:style-name="Standard">2. Create a variable that will be </text:p>
      <text:p text:style-name="Standard">keeping track of the last number of </text:p>
      <text:p text:style-name="Standard">the test case, let's say digit</text:p>
      <text:p text:style-name="Standard"/>
      <text:p text:style-name="Standard">3. Create another variable, say count,</text:p>
      <text:p text:style-name="Standard">that will be counting the no of times, </text:p>
      <text:p text:style-name="Standard">a number appears in the number in </text:p>
      <text:p text:style-name="Standard">consideration</text:p>
      <text:p text:style-name="Standard"/>
      <text:p text:style-name="Standard">4. Create another variable that will be </text:p>
      <text:p text:style-name="Standard">holding the current test case</text:p>
      <text:p text:style-name="Standard"/>
      <text:p text:style-name="Standard">5. Extract the total amount of numbers to </text:p>
      <text:p text:style-name="Standard">examine into a variable, say testCase</text:p>
      <text:p text:style-name="Standard"/>
      <text:p text:style-name="Standard">6. Loop through each test case. If the loop </text:p>
      <text:p text:style-name="Standard">condition remains true , go to step 7. </text:p>
      <text:p text:style-name="Standard">Otherwise, go to step 24</text:p>
      <text:p text:style-name="Standard"/>
      <text:p text:style-name="Standard">7. Initialize a variable that will be </text:p>
      <text:p text:style-name="Standard">holding the test case temporarily. Let's</text:p>
      <text:p text:style-name="Standard">call the variable temp.</text:p>
      <text:p text:style-name="Standard"/>
      <text:p text:style-name="Standard">8. set a flag, compareDigit to 1. The flag will changed </text:p>
      <text:p text:style-name="Standard">to 0 whenever the test case has been determined</text:p>
      <text:p text:style-name="Standard">as a non self-descriptive number.</text:p>
      <text:p text:style-name="Standard"/>
      <text:p text:style-name="Standard">9. Grab the position of the last number </text:p>
      <text:p text:style-name="Standard">in the test case and store it inside </text:p>
      <text:p text:style-name="Standard">a variable, say numDigit</text:p>
      <text:p text:style-name="Standard"/>
      <text:p text:style-name="Standard">10. while temp is greater than 0, go to step 11 otherwise go to 20</text:p>
      <text:p text:style-name="Standard"/>
      <text:p text:style-name="Standard">11. Obtain the last digit in the test case and store it inside digit</text:p>
      <text:p text:style-name="Standard"/>
      <text:p text:style-name="Standard">12.Count how many times digit appears in num and store the count in a variable, say count.</text:p>
      <text:p text:style-name="Standard"/>
      <text:p text:style-name="Standard">13. if count is not equal to digit go to step 14. Otherwise, go to step 17</text:p>
      <text:p text:style-name="Standard"/>
      <text:p text:style-name="Standard">14. Display to ther user, "Digits are not self descriptive."</text:p>
      <text:p text:style-name="Standard"/>
      <text:p text:style-name="Standard">15. Set compareDigit to 0.</text:p>
      <text:p text:style-name="Standard"/>
      <text:p text:style-name="Standard">16. Go to step 20</text:p>
      <text:p text:style-name="Standard"/>
      <text:p text:style-name="Standard">17. Remove the last digit from the test case and store the result back to temp.</text:p>
      <text:p text:style-name="Standard">One way to <text:s/>achieve this is by dividing the test case by 10</text:p>
      <text:p text:style-name="Standard"/>
      <text:p text:style-name="Standard"><text:soft-page-break/>18. Decrement numDigit by 1</text:p>
      <text:p text:style-name="Standard"/>
      <text:p text:style-name="Standard">19. Go to step 10</text:p>
      <text:p text:style-name="Standard"/>
      <text:p text:style-name="Standard">20 if compareDigit is 1 go to step 21</text:p>
      <text:p text:style-name="Standard"/>
      <text:p text:style-name="Standard">21 Display "it is a self descriptive number"</text:p>
      <text:p text:style-name="Standard"/>
      <text:p text:style-name="Standard">22. End of if in line 20</text:p>
      <text:p text:style-name="Standard"/>
      <text:p text:style-name="Standard">23. Go to step 6</text:p>
      <text:p text:style-name="Standard"/>
      <text:p text:style-name="Standard">24. End of the progra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14:46:30.789391295</meta:creation-date>
    <dc:date>2022-12-08T15:46:13.819935629</dc:date>
    <meta:editing-duration>PT59M47S</meta:editing-duration>
    <meta:editing-cycles>1</meta:editing-cycles>
    <meta:document-statistic meta:table-count="0" meta:image-count="0" meta:object-count="0" meta:page-count="2" meta:paragraph-count="41" meta:word-count="324" meta:character-count="1636" meta:non-whitespace-character-count="1340"/>
    <meta:generator>LibreOffice/7.4.2.3$Linux_X86_64 LibreOffice_project/40$Build-3</meta:generator>
  </office:meta>
</office:document-meta>
</file>